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5pt"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6" table:default-cell-style-name="ce2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 table:number-columns-spanned="6" table:number-rows-spanned="1">
            <text:p>Ejemplo práctico: Crecimiento anual de un saldo, en función de intereses</text:p>
          </table:table-cell>
          <table:covered-table-cell table:number-columns-repeated="5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percentage" office:value="0.1" calcext:value-type="percentage">
            <text:p>10 %</text:p>
          </table:table-cell>
          <table:table-cell table:style-name="ce1" office:value-type="percentage" office:value="0.11" calcext:value-type="percentage">
            <text:p>11 %</text:p>
          </table:table-cell>
          <table:table-cell table:style-name="ce1" office:value-type="percentage" office:value="0.12" calcext:value-type="percentage">
            <text:p>12 %</text:p>
          </table:table-cell>
          <table:table-cell table:style-name="ce1" office:value-type="percentage" office:value="0.13" calcext:value-type="percentage">
            <text:p>13 %</text:p>
          </table:table-cell>
          <table:table-cell table:style-name="ce1" office:value-type="percentage" office:value="0.14" calcext:value-type="percentage">
            <text:p>14 %</text:p>
          </table:table-cell>
          <table:table-cell table:style-name="ce1" office:value-type="percentage" office:value="0.15" calcext:value-type="percentage">
            <text:p>15 %</text:p>
          </table:table-cell>
        </table:table-row>
        <table:table-row table:style-name="ro1">
          <table:table-cell/>
          <table:table-cell table:number-columns-repeated="6" office:value-type="currency" office:currency="EUR" office:value="10000" calcext:value-type="currency">
            <text:p>10.000,00 €</text:p>
          </table:table-cell>
        </table:table-row>
        <table:table-row table:style-name="ro1">
          <table:table-cell/>
          <table:table-cell table:formula="of:=[.B5]+([.B5]*[.B$4])" office:value-type="currency" office:currency="EUR" office:value="11000" calcext:value-type="currency">
            <text:p>11.000,00 €</text:p>
          </table:table-cell>
          <table:table-cell table:formula="of:=[.C5]+([.C5]*[.C$4])" office:value-type="currency" office:currency="EUR" office:value="11100" calcext:value-type="currency">
            <text:p>11.100,00 €</text:p>
          </table:table-cell>
          <table:table-cell table:formula="of:=[.D5]+([.D5]*[.D$4])" office:value-type="currency" office:currency="EUR" office:value="11200" calcext:value-type="currency">
            <text:p>11.200,00 €</text:p>
          </table:table-cell>
          <table:table-cell table:formula="of:=[.E5]+([.E5]*[.E$4])" office:value-type="currency" office:currency="EUR" office:value="11300" calcext:value-type="currency">
            <text:p>11.300,00 €</text:p>
          </table:table-cell>
          <table:table-cell table:formula="of:=[.F5]+([.F5]*[.F$4])" office:value-type="currency" office:currency="EUR" office:value="11400" calcext:value-type="currency">
            <text:p>11.400,00 €</text:p>
          </table:table-cell>
          <table:table-cell table:formula="of:=[.G5]+([.G5]*[.G$4])" office:value-type="currency" office:currency="EUR" office:value="11500" calcext:value-type="currency">
            <text:p>11.500,00 €</text:p>
          </table:table-cell>
        </table:table-row>
        <table:table-row table:style-name="ro1">
          <table:table-cell/>
          <table:table-cell table:formula="of:=[.B6]+([.B6]*[.B$4])" office:value-type="currency" office:currency="EUR" office:value="12100" calcext:value-type="currency">
            <text:p>12.100,00 €</text:p>
          </table:table-cell>
          <table:table-cell table:formula="of:=[.C6]+([.C6]*[.C$4])" office:value-type="currency" office:currency="EUR" office:value="12321" calcext:value-type="currency">
            <text:p>12.321,00 €</text:p>
          </table:table-cell>
          <table:table-cell table:formula="of:=[.D6]+([.D6]*[.D$4])" office:value-type="currency" office:currency="EUR" office:value="12544" calcext:value-type="currency">
            <text:p>12.544,00 €</text:p>
          </table:table-cell>
          <table:table-cell table:formula="of:=[.E6]+([.E6]*[.E$4])" office:value-type="currency" office:currency="EUR" office:value="12769" calcext:value-type="currency">
            <text:p>12.769,00 €</text:p>
          </table:table-cell>
          <table:table-cell table:formula="of:=[.F6]+([.F6]*[.F$4])" office:value-type="currency" office:currency="EUR" office:value="12996" calcext:value-type="currency">
            <text:p>12.996,00 €</text:p>
          </table:table-cell>
          <table:table-cell table:formula="of:=[.G6]+([.G6]*[.G$4])" office:value-type="currency" office:currency="EUR" office:value="13225" calcext:value-type="currency">
            <text:p>13.225,00 €</text:p>
          </table:table-cell>
        </table:table-row>
        <table:table-row table:style-name="ro1">
          <table:table-cell/>
          <table:table-cell table:formula="of:=[.B7]+([.B7]*[.B$4])" office:value-type="currency" office:currency="EUR" office:value="13310" calcext:value-type="currency">
            <text:p>13.310,00 €</text:p>
          </table:table-cell>
          <table:table-cell table:formula="of:=[.C7]+([.C7]*[.C$4])" office:value-type="currency" office:currency="EUR" office:value="13676.31" calcext:value-type="currency">
            <text:p>13.676,31 €</text:p>
          </table:table-cell>
          <table:table-cell table:formula="of:=[.D7]+([.D7]*[.D$4])" office:value-type="currency" office:currency="EUR" office:value="14049.28" calcext:value-type="currency">
            <text:p>14.049,28 €</text:p>
          </table:table-cell>
          <table:table-cell table:formula="of:=[.E7]+([.E7]*[.E$4])" office:value-type="currency" office:currency="EUR" office:value="14428.97" calcext:value-type="currency">
            <text:p>14.428,97 €</text:p>
          </table:table-cell>
          <table:table-cell table:formula="of:=[.F7]+([.F7]*[.F$4])" office:value-type="currency" office:currency="EUR" office:value="14815.44" calcext:value-type="currency">
            <text:p>14.815,44 €</text:p>
          </table:table-cell>
          <table:table-cell table:formula="of:=[.G7]+([.G7]*[.G$4])" office:value-type="currency" office:currency="EUR" office:value="15208.75" calcext:value-type="currency">
            <text:p>15.208,75 €</text:p>
          </table:table-cell>
        </table:table-row>
        <table:table-row table:style-name="ro1">
          <table:table-cell/>
          <table:table-cell table:formula="of:=[.B8]+([.B8]*[.B$4])" office:value-type="currency" office:currency="EUR" office:value="14641" calcext:value-type="currency">
            <text:p>14.641,00 €</text:p>
          </table:table-cell>
          <table:table-cell table:formula="of:=[.C8]+([.C8]*[.C$4])" office:value-type="currency" office:currency="EUR" office:value="15180.7041" calcext:value-type="currency">
            <text:p>15.180,70 €</text:p>
          </table:table-cell>
          <table:table-cell table:formula="of:=[.D8]+([.D8]*[.D$4])" office:value-type="currency" office:currency="EUR" office:value="15735.1936" calcext:value-type="currency">
            <text:p>15.735,19 €</text:p>
          </table:table-cell>
          <table:table-cell table:formula="of:=[.E8]+([.E8]*[.E$4])" office:value-type="currency" office:currency="EUR" office:value="16304.7361" calcext:value-type="currency">
            <text:p>16.304,74 €</text:p>
          </table:table-cell>
          <table:table-cell table:formula="of:=[.F8]+([.F8]*[.F$4])" office:value-type="currency" office:currency="EUR" office:value="16889.6016" calcext:value-type="currency">
            <text:p>16.889,60 €</text:p>
          </table:table-cell>
          <table:table-cell table:formula="of:=[.G8]+([.G8]*[.G$4])" office:value-type="currency" office:currency="EUR" office:value="17490.0625" calcext:value-type="currency">
            <text:p>17.490,06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8T09:50:07.277000000</meta:creation-date>
    <dc:date>2021-06-28T09:59:33.946000000</dc:date>
    <meta:editing-duration>PT9M28S</meta:editing-duration>
    <meta:editing-cycles>1</meta:editing-cycles>
    <meta:document-statistic meta:table-count="1" meta:cell-count="37" meta:object-count="0"/>
    <meta:generator>LibreOffice/7.1.1.2$Windows_X86_64 LibreOffice_project/fe0b08f4af1bacafe4c7ecc87ce55bb426164676</meta:generator>
  </office:meta>
</office:document-meta>
</file>